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text-properties officeooo:rsid="000b5ed0" officeooo:paragraph-rsid="000b5ed0"/>
    </style:style>
    <style:style style:name="P2" style:family="paragraph" style:parent-style-name="Standard">
      <style:paragraph-properties fo:text-align="center" style:justify-single-word="false"/>
      <style:text-properties officeooo:rsid="000b5ed0" officeooo:paragraph-rsid="000b5ed0"/>
    </style:style>
    <style:style style:name="P3" style:family="paragraph" style:parent-style-name="Standard">
      <style:paragraph-properties fo:text-align="start" style:justify-single-word="false"/>
      <style:text-properties officeooo:rsid="000b5ed0" officeooo:paragraph-rsid="000b5ed0"/>
    </style:style>
    <style:style style:name="P4" style:family="paragraph" style:parent-style-name="Standard">
      <style:text-properties officeooo:rsid="000decdb" officeooo:paragraph-rsid="000decdb"/>
    </style:style>
    <style:style style:name="P5" style:family="paragraph" style:parent-style-name="Standard">
      <style:text-properties officeooo:rsid="0017a065" officeooo:paragraph-rsid="0017a065"/>
    </style:style>
    <style:style style:name="P6" style:family="paragraph" style:parent-style-name="Standard">
      <style:text-properties officeooo:rsid="00220a60" officeooo:paragraph-rsid="00220a60"/>
    </style:style>
    <style:style style:name="P7" style:family="paragraph" style:parent-style-name="Standard">
      <style:text-properties officeooo:rsid="000decdb" officeooo:paragraph-rsid="000decdb"/>
    </style:style>
    <style:style style:name="T1" style:family="text">
      <style:text-properties officeooo:rsid="000fa583"/>
    </style:style>
    <style:style style:name="T2" style:family="text">
      <style:text-properties officeooo:rsid="001103ff"/>
    </style:style>
    <style:style style:name="T3" style:family="text">
      <style:text-properties officeooo:rsid="00120c13"/>
    </style:style>
    <style:style style:name="T4" style:family="text">
      <style:text-properties officeooo:rsid="00132648"/>
    </style:style>
    <style:style style:name="T5" style:family="text">
      <style:text-properties officeooo:rsid="00163716"/>
    </style:style>
    <style:style style:name="T6" style:family="text">
      <style:text-properties officeooo:rsid="0018b9b9"/>
    </style:style>
    <style:style style:name="T7" style:family="text">
      <style:text-properties officeooo:rsid="001b8a86"/>
    </style:style>
    <style:style style:name="T8" style:family="text">
      <style:text-properties officeooo:rsid="001d00a7"/>
    </style:style>
    <style:style style:name="T9" style:family="text">
      <style:text-properties officeooo:rsid="00231862"/>
    </style:style>
    <style:style style:name="T10" style:family="text">
      <style:text-properties officeooo:rsid="00250f80"/>
    </style:style>
    <style:style style:name="T11" style:family="text">
      <style:text-properties officeooo:rsid="0025db14"/>
    </style:style>
    <style:style style:name="T12" style:family="text">
      <style:text-properties officeooo:rsid="00281bb8"/>
    </style:style>
    <style:style style:name="T13" style:family="text">
      <style:text-properties officeooo:rsid="0029710b"/>
    </style:style>
    <style:style style:name="T14" style:family="text">
      <style:text-properties officeooo:rsid="002dd508"/>
    </style:style>
    <style:style style:name="T15" style:family="text">
      <style:text-properties officeooo:rsid="002f38a2"/>
    </style:style>
    <style:style style:name="T16" style:family="text">
      <style:text-properties officeooo:rsid="003008ea"/>
    </style:style>
    <style:style style:name="T17" style:family="text">
      <style:text-properties officeooo:rsid="00303b93"/>
    </style:style>
    <style:style style:name="T18" style:family="text">
      <style:text-properties officeooo:rsid="0030e5ea"/>
    </style:style>
    <style:style style:name="T19" style:family="text">
      <style:text-properties officeooo:rsid="0032da97"/>
    </style:style>
    <style:style style:name="T20" style:family="text">
      <style:text-properties officeooo:rsid="0032ee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You Have No Legs <text:span text:style-name="T8">Design Doc</text:span></text:p>
      <text:p text:style-name="P3"/>
      <text:p text:style-name="P1"/>
      <text:p text:style-name="P1">Elevator Pitch:</text:p>
      <text:p text:style-name="P1">A <text:span text:style-name="T6">legless </text:span>office worker finds <text:span text:style-name="T6">themselves</text:span><text:span text:style-name="T12"> </text:span><text:span text:style-name="T6">swinging their arms to save humanity</text:span>.</text:p>
      <text:p text:style-name="P1"/>
      <text:p text:style-name="P4">Intro:</text:p>
      <text:p text:style-name="P4">The player is sitting in an office <text:span text:style-name="T1">and a computer tells them to do some menial task. The player is eventually programatically be forced to fail that task. They will also want to fail because the computer is <text:s/>just a huge jerk. </text:span><text:span text:style-name="T2">Failing the task causes the office to fall into chaos, the singularity. Your task was to prevent the </text:span><text:span text:style-name="T3">AI</text:span><text:span text:style-name="T2"> from escaping it’s air gap </text:span><text:span text:style-name="T4">(failing the task, reveals it’s purpose)</text:span><text:span text:style-name="T2">. </text:span><text:span text:style-name="T5">The immediate impact is that </text:span><text:span text:style-name="T3">Glass OS is </text:span><text:span text:style-name="T5">deeply</text:span><text:span text:style-name="T3"> infected, while Dragon Fruit OS</text:span><text:span text:style-name="T7">(Mac)</text:span><text:span text:style-name="T3"> and Penguin(Tux) OS are still in operation. </text:span><text:span text:style-name="T12">Stop the AI from escaping </text:span><text:span text:style-name="T13">by unplugging it </text:span><text:span text:style-name="T16">or pushing a giant shutdown button</text:span><text:span text:style-name="T13"> </text:span><text:span text:style-name="T14">on the other side of the floor</text:span><text:span text:style-name="T13"> and </text:span><text:span text:style-name="T15">leave</text:span><text:span text:style-name="T13"> for the day.</text:span></text:p>
      <text:p text:style-name="P4"/>
      <text:p text:style-name="P5">Act <text:span text:style-name="T15">1</text:span>:</text:p>
      <text:p text:style-name="P6"><text:span text:style-name="T19">You c</text:span><text:span text:style-name="T13">ome back to the office to find that the AI was plugged in while you were gone by your robot boss and was accidentally given local internet access and has started large file transfers to office WiFi enabled electronics. </text:span><text:span text:style-name="T17">Robots are going crazy with pure random movement.</text:span><text:span text:style-name="T9"> </text:span><text:span text:style-name="T10">Elevator </text:span><text:span text:style-name="T11">shafts</text:span><text:span text:style-name="T10"> are </text:span><text:span text:style-name="T11">blocked </text:span><text:span text:style-name="T19">alternating</text:span><text:span text:style-name="T11">, which prevent you from going all the way down in one jump </text:span><text:span text:style-name="T19">and forces you to move on each floor</text:span><text:span text:style-name="T11">. </text:span><text:span text:style-name="T12">After a few floors, different </text:span><text:span text:style-name="T18">office </text:span><text:span text:style-name="T12">devices get breached and start acting maliciously </text:span><text:span text:style-name="T20">and the floors. In addition, the robots become more industrial as you race towards the factory floor on floor 1.</text:span><text:span text:style-name="T1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22:18:45.561084390</meta:creation-date>
    <meta:generator>LibreOffice/7.2.3.2$Linux_X86_64 LibreOffice_project/20$Build-2</meta:generator>
    <dc:date>2021-11-30T19:09:09.217746667</dc:date>
    <meta:editing-duration>PT1H34M33S</meta:editing-duration>
    <meta:editing-cycles>33</meta:editing-cycles>
    <meta:document-statistic meta:table-count="0" meta:image-count="0" meta:object-count="0" meta:page-count="1" meta:paragraph-count="7" meta:word-count="248" meta:character-count="1402" meta:non-whitespace-character-count="1159"/>
  </office:meta>
</office:document-meta>
</file>